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e6c" officeooo:paragraph-rsid="00083e6c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Random Forest</text:p>
      <text:p text:style-name="P1"/>
      <text:p text:style-name="Standard">import pandas as pd</text:p>
      <text:p text:style-name="Standard">import numpy as np</text:p>
      <text:p text:style-name="Standard">import matplotlib.pyplot as plt </text:p>
      <text:p text:style-name="Standard">from sklearn.ensemble import RandomForestClassifier</text:p>
      <text:p text:style-name="Standard">from sklearn.model_selection import train_test_split</text:p>
      <text:p text:style-name="Standard">from sklearn.metrics import classification_report, confusion_matrix</text:p>
      <text:p text:style-name="Standard"/>
      <text:p text:style-name="Standard"/>
      <text:p text:style-name="Standard"/>
      <text:p text:style-name="Standard"># open file with pd.read_csv</text:p>
      <text:p text:style-name="Standard">df = pd.read_csv("/home/student/Downloads/diabetes.csv")</text:p>
      <text:p text:style-name="Standard">print ("Shape of dataset (rows, columns)",df.shape)</text:p>
      <text:p text:style-name="Standard"/>
      <text:p text:style-name="Standard"># print head of data set</text:p>
      <text:p text:style-name="Standard">print("\n **************First 5 rows of dataset**********\n",df.head())</text:p>
      <text:p text:style-name="Standard"/>
      <text:p text:style-name="Standard">X = df.drop('Outcome', axis=1)</text:p>
      <text:p text:style-name="Standard">y = df['Outcome']</text:p>
      <text:p text:style-name="Standard"/>
      <text:p text:style-name="Standard">print("\n Features set\n",X.head())</text:p>
      <text:p text:style-name="Standard">print ("\n Target labels\n",y.head())</text:p>
      <text:p text:style-name="Standard"/>
      <text:p text:style-name="Standard"># implementing train-test-split</text:p>
      <text:p text:style-name="Standard">X_train, X_test, y_train, y_test = train_test_split(X, y, test_size=0.2, random_state=42)</text:p>
      <text:p text:style-name="Standard"/>
      <text:p text:style-name="Standard"/>
      <text:p text:style-name="Standard"># random forest model creation</text:p>
      <text:p text:style-name="Standard">rfc = RandomForestClassifier(n_estimators=5, max_features=5)</text:p>
      <text:p text:style-name="Standard">rfc.fit(X_train,y_train)</text:p>
      <text:p text:style-name="Standard"/>
      <text:p text:style-name="Standard"># predictions</text:p>
      <text:p text:style-name="Standard">rfc_predict = rfc.predict(X_test)</text:p>
      <text:p text:style-name="Standard"/>
      <text:p text:style-name="Standard"/>
      <text:p text:style-name="Standard">#Evaluation</text:p>
      <text:p text:style-name="Standard"/>
      <text:p text:style-name="Standard">print("=== Confusion Matrix ===")</text:p>
      <text:p text:style-name="Standard">print(confusion_matrix(y_test, rfc_predict))</text:p>
      <text:p text:style-name="Standard">print('\n')</text:p>
      <text:p text:style-name="Standard">print("=== Classification Report ===")</text:p>
      <text:p text:style-name="Standard">target_names = ['Diabetes', 'Normal']</text:p>
      <text:p text:style-name="Standard">print(classification_report(y_test, rfc_predict, target_names=target_names))</text:p>
      <text:p text:style-name="Standard"/>
      <text:p text:style-name="Standard">index = np.arange(0,len(y_test))</text:p>
      <text:p text:style-name="Standard">fig,ax = plt.subplots(1,1,figsize=(15,5))</text:p>
      <text:p text:style-name="Standard">plt.scatter(index,y_test,c="red",label = 'True Value')</text:p>
      <text:p text:style-name="Standard">plt.scatter(index,rfc_predict,c="blue", label = 'Predicted Value')</text:p>
      <text:p text:style-name="Standard"/>
      <text:p text:style-name="Standard">plt.legend()</text:p>
      <text:p text:style-name="Standard">plt.show()</text:p>
      <text:p text:style-name="P2"># Hierarchical Clustering</text:p>
      <text:p text:style-name="Standard"># Importing the libraries</text:p>
      <text:p text:style-name="Standard">import numpy as np</text:p>
      <text:p text:style-name="Standard">import matplotlib.pyplot as plt</text:p>
      <text:p text:style-name="Standard">import pandas as pd</text:p>
      <text:p text:style-name="Standard"># Importing the dataset</text:p>
      <text:p text:style-name="Standard">dataset = pd.read_csv('/home/student/MLLab/ML Lab Datasets/9/Mall_Customers.csv')</text:p>
      <text:p text:style-name="Standard">X = dataset.iloc[:, [3, 4]].values</text:p>
      <text:p text:style-name="Standard"># Using the dendrogram to find the optimal number of clusters</text:p>
      <text:p text:style-name="Standard">import scipy.cluster.hierarchy as sch</text:p>
      <text:p text:style-name="Standard">dendrogram = sch.dendrogram(sch.linkage(X, method = 'ward'))</text:p>
      <text:p text:style-name="Standard">plt.title('Dendrogram')</text:p>
      <text:p text:style-name="Standard">plt.xlabel('Customers')</text:p>
      <text:p text:style-name="Standard">plt.ylabel('Euclidean distances')</text:p>
      <text:p text:style-name="Standard">plt.show()</text:p>
      <text:p text:style-name="Standard"># Training the Hierarchical Clustering model on the dataset</text:p>
      <text:p text:style-name="Standard">from sklearn.cluster import AgglomerativeClustering</text:p>
      <text:p text:style-name="Standard">hc = AgglomerativeClustering(n_clusters = 7, affinity = 'euclidean', linkage = 'ward')</text:p>
      <text:p text:style-name="Standard">y_hc = hc.fit_predict(X)</text:p>
      <text:p text:style-name="Standard"># Visualising the clusters</text:p>
      <text:p text:style-name="Standard">plt.scatter(X[y_hc == 0, 0], X[y_hc == 0, 1], s = 100, c = 'red', label = 'Cluster 1')</text:p>
      <text:p text:style-name="Standard">plt.scatter(X[y_hc == 1, 0], X[y_hc == 1, 1], s = 100, c = 'blue', label = 'Cluster 2')</text:p>
      <text:p text:style-name="Standard">plt.scatter(X[y_hc == 2, 0], X[y_hc == 2, 1], s = 100, c = 'green', label = 'Cluster 3')</text:p>
      <text:p text:style-name="Standard">plt.scatter(X[y_hc == 3, 0], X[y_hc == 3, 1], s = 100, c = 'cyan', label = 'Cluster 4')</text:p>
      <text:p text:style-name="Standard">plt.scatter(X[y_hc == 4, 0], X[y_hc == 4, 1], s = 100, c = 'magenta', label = 'Cluster 5')</text:p>
      <text:p text:style-name="Standard">plt.title('Clusters of customers')</text:p>
      <text:p text:style-name="Standard">plt.xlabel('Annual Income (k$)')</text:p>
      <text:p text:style-name="Standard">plt.ylabel('Spending Score (1-100)')</text:p>
      <text:p text:style-name="Standard">plt.legend()</text:p>
      <text:p text:style-name="Standard">plt.show()</text:p>
      <text:p text:style-name="Standard">print("dataset", X)</text:p>
      <text:p text:style-name="Standard">print("--")</text:p>
      <text:p text:style-name="Standard">print(X[y_hc == 0, 0])</text:p>
      <text:p text:style-name="Standard">print("===")</text:p>
      <text:p text:style-name="Standard">print(X[y_hc == 0, 1]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1:07:25.019761237</meta:creation-date>
    <dc:date>2023-03-31T11:09:46.720515828</dc:date>
    <meta:editing-duration>PT2M22S</meta:editing-duration>
    <meta:editing-cycles>1</meta:editing-cycles>
    <meta:document-statistic meta:table-count="0" meta:image-count="0" meta:object-count="0" meta:page-count="2" meta:paragraph-count="71" meta:word-count="334" meta:character-count="2744" meta:non-whitespace-character-count="2481"/>
    <meta:generator>LibreOffice/7.3.2.2$Linux_X86_64 LibreOffice_project/30$Build-2</meta:generator>
  </office:meta>
</office:document-meta>
</file>